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Preformatted_20_Text">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Preformatted_20_Text">
      <style:paragraph-properties fo:margin-top="0in" fo:margin-bottom="0.1965in"/>
    </style:style>
    <style:style style:name="P13" style:family="paragraph" style:parent-style-name="Preformatted_20_Text">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in" fo:margin-bottom="0.1965in"/>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22" style:family="paragraph" style:parent-style-name="Standard" style:list-style-name="L8">
      <style:paragraph-properties fo:text-align="start"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4" style:family="paragraph" style:parent-style-name="Standard" style:list-style-name="L1">
      <style:paragraph-properties fo:text-align="start" style:justify-single-word="false"/>
      <style:text-properties fo:font-weight="bold" style:font-weight-asian="bold" style:font-weight-complex="bold"/>
    </style:style>
    <style:style style:name="P25" style:family="paragraph" style:parent-style-name="Standard" style:list-style-name="L2">
      <style:paragraph-properties fo:text-align="start" style:justify-single-word="false"/>
      <style:text-properties fo:font-weight="bold" style:font-weight-asian="bold" style:font-weight-complex="bold"/>
    </style:style>
    <style:style style:name="P26" style:family="paragraph" style:parent-style-name="Standard" style:list-style-name="L3">
      <style:paragraph-properties fo:text-align="start" style:justify-single-word="false"/>
      <style:text-properties fo:font-weight="bold" style:font-weight-asian="bold" style:font-weight-complex="bold"/>
    </style:style>
    <style:style style:name="P27" style:family="paragraph" style:parent-style-name="Standard" style:list-style-name="L4">
      <style:paragraph-properties fo:text-align="start" style:justify-single-word="false"/>
      <style:text-properties fo:font-weight="bold" style:font-weight-asian="bold" style:font-weight-complex="bold"/>
    </style:style>
    <style:style style:name="P28" style:family="paragraph" style:parent-style-name="Standard" style:list-style-name="L5">
      <style:paragraph-properties fo:text-align="start" style:justify-single-word="false"/>
      <style:text-properties fo:font-weight="bold" style:font-weight-asian="bold" style:font-weight-complex="bold"/>
    </style:style>
    <style:style style:name="P29" style:family="paragraph" style:parent-style-name="Standard" style:list-style-name="L6">
      <style:paragraph-properties fo:text-align="start" style:justify-single-word="false"/>
      <style:text-properties fo:font-weight="bold" style:font-weight-asian="bold" style:font-weight-complex="bold"/>
    </style:style>
    <style:style style:name="P30" style:family="paragraph" style:parent-style-name="Standard" style:list-style-name="L7">
      <style:paragraph-properties fo:text-align="start" style:justify-single-word="false"/>
      <style:text-properties fo:font-weight="bold" style:font-weight-asian="bold" style:font-weight-complex="bold"/>
    </style:style>
    <style:style style:name="P31" style:family="paragraph" style:parent-style-name="Standard" style:list-style-name="L8">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31 Assignment 4 Written Answers</text:p>
      <text:p text:style-name="P1">Andrew Helwer</text:p>
      <text:p text:style-name="P1">10023875</text:p>
      <text:p text:style-name="P1"/>
      <text:p text:style-name="P3">1) Complete SimpleHashFunction and HashStructureWithChaining</text:p>
      <text:p text:style-name="P4"/>
      <text:p text:style-name="P2">Notes:</text:p>
      <text:p text:style-name="P2"/>
      <text:p text:style-name="P2">I decided to write my own LinkedList and Node classes. Since these are private it is not necessary for me to document them; I will, however, mentioned that I overloaded the constructor and the putNode and removeNode methods in order to implement <text:span text:style-name="T2">occupied</text:span><text:span text:style-name="T4">, which is a linked list that stores in its nodes pointers to all the chains in the hashtable with length greater than zero. In order to implement the iterator in time at worst case linear in the number of key/value pairs in the map, I iterated through </text:span><text:span text:style-name="T2">occupied</text:span><text:span text:style-name="T4">, iterating in turn through each of the chains its nodes pointed to.</text:span></text:p>
      <text:p text:style-name="P5"/>
      <text:p text:style-name="P2"><text:span text:style-name="T4">Additionally, I implemented the maxAccess, eSuccess, and eFail methods in constant time for extra credit. This was not done by simply offloading the non-constant operations elsewhere; instead, relevant fields are updated every time a key/value pair is added or removed from the map without affecting the average performance of </text:span><text:span text:style-name="T2">put()</text:span><text:span text:style-name="T4"> or </text:span><text:span text:style-name="T2">remove()</text:span><text:span text:style-name="T4">.</text:span></text:p>
      <text:p text:style-name="P5"/>
      <text:p text:style-name="P2"><text:span text:style-name="T4">For maxAccess, I created an ArrayList of integers called </text:span><text:span text:style-name="T2">lengthList</text:span><text:span text:style-name="T4">. When </text:span><text:span text:style-name="T2">HashTableWithChaining</text:span><text:span text:style-name="T4"> is constructed, </text:span><text:span text:style-name="T2">lengthList</text:span><text:span text:style-name="T4"> has a single element at index 0 with value equal to the number of buckets in the hash table (henceforth known as </text:span><text:span text:style-name="T2">m</text:span><text:span text:style-name="T4">). Or rather, it provides the information that the longest chain in the hash table is 0 (found using the equation </text:span><text:span text:style-name="T2">lengthList.size()-1</text:span><text:span text:style-name="T4">), and there are </text:span><text:span text:style-name="T2">m</text:span><text:span text:style-name="T4"> chains of length 0. Now, say a pair was to be added to the map. This means there are now </text:span><text:span text:style-name="T2">m-1</text:span><text:span text:style-name="T4"> chains in the hash table of length 0, and </text:span><text:span text:style-name="T2">1</text:span><text:span text:style-name="T4"> chain in the hash table of length 1. </text:span><text:span text:style-name="T2">lengthList</text:span><text:span text:style-name="T4"> is modified using the following algorithm:</text:span></text:p>
      <text:p text:style-name="P5"/>
      <text:p text:style-name="P9"><text:span text:style-name="T6">lengthList</text:span> before the addition:</text:p>
      <text:p text:style-name="P5">[m]</text:p>
      <text:p text:style-name="P5"/>
      <text:p text:style-name="P9">Let <text:span text:style-name="T6">oldLength</text:span> be equal to the length of the chain before a pair is added (in this case <text:span text:style-name="T6">oldLength=0</text:span>)</text:p>
      <text:p text:style-name="P9">Then decrement the value stored in index <text:span text:style-name="T6">oldLength</text:span> of <text:span text:style-name="T6">lengthList</text:span><text:span text:style-name="T1">. </text:span></text:p>
      <text:p text:style-name="P8"/>
      <text:p text:style-name="P10">lengthList<text:span text:style-name="T1"> after this operation:</text:span></text:p>
      <text:p text:style-name="P7">[m-1]</text:p>
      <text:p text:style-name="P7"/>
      <text:p text:style-name="P10"><text:span text:style-name="T1">Now increment the value stored in index </text:span>oldLength+1<text:span text:style-name="T1"> of </text:span>lengthList</text:p>
      <text:p text:style-name="P10"><text:span text:style-name="T1"><text:tab/>If index </text:span>oldLength+1 <text:span text:style-name="T1">is out of bounds of </text:span>lengthList<text:span text:style-name="T1">, add an element to </text:span>lengthList<text:span text:style-name="T1"> and</text:span><text:span text:style-name="T4"> </text:span><text:span text:style-name="T1">set it to </text:span>1</text:p>
      <text:p text:style-name="P8"/>
      <text:p text:style-name="P10">lengthList<text:span text:style-name="T1"> after this operation:</text:span></text:p>
      <text:p text:style-name="P7">[m-1] [1]</text:p>
      <text:p text:style-name="P7"/>
      <text:p text:style-name="P6"><text:span text:style-name="T1">Now, say another pair is added to the map, but in a different chain than the first pair. Using the above algorithm, </text:span><text:span text:style-name="T3">lengthList</text:span><text:span text:style-name="T1"> would become:</text:span></text:p>
      <text:p text:style-name="P7">[m-1] [2]</text:p>
      <text:p text:style-name="P7"/>
      <text:p text:style-name="P6"><text:span text:style-name="T1">If yet another pair is added to the map, but to either of the chains with one pair already, </text:span><text:span text:style-name="T3">lengthList</text:span><text:span text:style-name="T1"> becomes:</text:span></text:p>
      <text:p text:style-name="P7">[m-1] [1] [1]</text:p>
      <text:p text:style-name="P6"><text:soft-page-break/><text:span text:style-name="T1">...and so on and so forth. It is evident that the chain of greatest size in the hash table is found using </text:span><text:span text:style-name="T3">lengthList.size()-1</text:span><text:span text:style-name="T1">. If a pair is removed from the map, a similar algorithm is used. Consider the case of removing a pair from the chain of length two:</text:span></text:p>
      <text:p text:style-name="P7"/>
      <text:p text:style-name="P10">lengthList<text:span text:style-name="T1"> before the addition:</text:span></text:p>
      <text:p text:style-name="P7">[m-1] [1] [1]</text:p>
      <text:p text:style-name="P7"/>
      <text:p text:style-name="P9">Let <text:span text:style-name="T6">oldLength</text:span> be equal to the length of the chain before a pair is removed (in this case <text:span text:style-name="T6">oldLength=2</text:span>)</text:p>
      <text:p text:style-name="P10"><text:span text:style-name="T1">Then decrement the value stored in index </text:span>oldLength<text:span text:style-name="T1"> of </text:span>lengthList<text:span text:style-name="T1">. </text:span></text:p>
      <text:p text:style-name="P7"/>
      <text:p text:style-name="P10">lengthList<text:span text:style-name="T1"> after this operation:</text:span></text:p>
      <text:p text:style-name="P7">[m-1] [1] [0]</text:p>
      <text:p text:style-name="P7"/>
      <text:p text:style-name="P10"><text:span text:style-name="T1">Now increment the value stored in index </text:span>oldLength-1<text:span text:style-name="T1"> of </text:span>lengthList</text:p>
      <text:p text:style-name="P10"><text:span text:style-name="T1"><text:tab/>If the value stored in index </text:span>oldLength<text:span text:style-name="T1"> is 0, and it is the last element in </text:span>lengthList<text:span text:style-name="T1">, remove that <text:tab/>element from the list</text:span></text:p>
      <text:p text:style-name="P8"/>
      <text:p text:style-name="P10">lengthList <text:span text:style-name="T1">after this operation:</text:span></text:p>
      <text:p text:style-name="P7">[m-1] [2]</text:p>
      <text:p text:style-name="P7"/>
      <text:p text:style-name="P7">Of note is the check that the element at index <text:span text:style-name="T2">oldLength</text:span> is removed ONLY IF its value is 0 and it is the last element in <text:span text:style-name="T2">lengthList</text:span>; this ensures that the longest chain in the hashTable can always be retrieved using <text:span text:style-name="T2">lengthList.size()-1.</text:span></text:p>
      <text:p text:style-name="P7"/>
      <text:p text:style-name="P7">It should also be noted that although the capacity of <text:span text:style-name="T2">lengthList</text:span> <text:span text:style-name="T2">may</text:span> have to expand or contract, the conditions under which this takes place makes it have practically constant cost (see documentation of java's ArrayList class for more information).</text:p>
      <text:p text:style-name="P7"/>
      <text:p text:style-name="P9">eSuccess() <text:span text:style-name="T4">was calculated in constant time by updating the field </text:span>successSum<text:span text:style-name="T4"> upon adding or removing pairs from the map. This is a very simple operation that is obvious in function from the code; it is marked with an in-line comment in the </text:span>put()<text:span text:style-name="T4"> and </text:span>remove()<text:span text:style-name="T4"> methods in the source code. </text:span>SuccessSum<text:span text:style-name="T4"> was then divided by the number of pairs in the map to get the correct value.</text:span></text:p>
      <text:p text:style-name="P5"/>
      <text:p text:style-name="P9">eFail()<text:span text:style-name="T4"> was easily calculated by summing the size of the table and the number of pairs in the map, then dividing the result by the size of the table.</text:span></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 Test Plan</text:p>
      <text:p text:style-name="P4"/>
      <text:p text:style-name="P8">In SimpleHashFunction:</text:p>
      <text:list xml:id="list58475106" text:style-name="L1">
        <text:list-item>
          <text:p text:style-name="P24"><text:span text:style-name="T1">Test that </text:span><text:span text:style-name="T3">tableSize()</text:span><text:span text:style-name="T5"> returns the correct table size</text:span></text:p>
        </text:list-item>
        <text:list-item>
          <text:p text:style-name="P21"><text:span text:style-name="T1">Test that </text:span><text:span text:style-name="T3">value()</text:span><text:span text:style-name="T1"> throws a </text:span><text:span text:style-name="T3">NullPointerException </text:span><text:span text:style-name="T1">when passed a null key</text:span></text:p>
        </text:list-item>
        <text:list-item>
          <text:p text:style-name="P21"><text:span text:style-name="T1">Test that </text:span><text:span text:style-name="T3">value()</text:span><text:span text:style-name="T1"> returns a value between 0 and m for some arbitrary key</text:span></text:p>
        </text:list-item>
      </text:list>
      <text:p text:style-name="P8">In HashStructureWithChaining:</text:p>
      <text:list xml:id="list1679754305" text:style-name="L2">
        <text:list-item>
          <text:p text:style-name="P25"><text:span text:style-name="T1">Test that </text:span><text:span text:style-name="T3">numberPositions()</text:span><text:span text:style-name="T5"> returns the correct size of the hash table</text:span></text:p>
        </text:list-item>
      </text:list>
      <text:list xml:id="list1744161278" text:style-name="L3">
        <text:list-item>
          <text:p text:style-name="P26"><text:span text:style-name="T1">Test that </text:span><text:span text:style-name="T3">put()</text:span><text:span text:style-name="T5"> throws a </text:span><text:span text:style-name="T3">NullPointerException</text:span><text:span text:style-name="T5"> when passed a null key</text:span></text:p>
        </text:list-item>
        <text:list-item>
          <text:p text:style-name="P26"><text:span text:style-name="T5">Test that </text:span><text:span text:style-name="T3">put()</text:span><text:span text:style-name="T5"> throws a </text:span><text:span text:style-name="T3">NullPointerException </text:span><text:span text:style-name="T5">when passed a null value</text:span></text:p>
        </text:list-item>
        <text:list-item>
          <text:p text:style-name="P26"><text:span text:style-name="T5">Test that </text:span><text:span text:style-name="T3">put()</text:span><text:span text:style-name="T5"> throws a </text:span><text:span text:style-name="T3">NullPointerException</text:span><text:span text:style-name="T5"> when passed a null key and value</text:span></text:p>
        </text:list-item>
        <text:list-item>
          <text:p text:style-name="P26"><text:span text:style-name="T5">Test that </text:span><text:span text:style-name="T3">put()</text:span><text:span text:style-name="T5"> throws an </text:span><text:span text:style-name="T3">IndexOutOfBoundsException</text:span><text:span text:style-name="T5"> if passed a negative table index</text:span></text:p>
        </text:list-item>
        <text:list-item>
          <text:p text:style-name="P26"><text:span text:style-name="T5">Test that </text:span><text:span text:style-name="T3">put()</text:span><text:span text:style-name="T5"> throws an </text:span><text:span text:style-name="T3">IndexOutOfBoundsException</text:span><text:span text:style-name="T5"> if passed an invalid table index</text:span></text:p>
        </text:list-item>
      </text:list>
      <text:list xml:id="list859890826" text:style-name="L4">
        <text:list-item>
          <text:p text:style-name="P27"><text:span text:style-name="T1">Test that </text:span><text:span text:style-name="T3">put() </text:span><text:span text:style-name="T5">adds a key/value pair to the hash table</text:span></text:p>
          <text:list>
            <text:list-item>
              <text:p text:style-name="P27"><text:span text:style-name="T5">Test that </text:span><text:span text:style-name="T3">size()</text:span><text:span text:style-name="T5"> increases by 1</text:span></text:p>
            </text:list-item>
            <text:list-item>
              <text:p text:style-name="P17">Test that null is returned</text:p>
            </text:list-item>
            <text:list-item>
              <text:p text:style-name="P27"><text:span text:style-name="T5">Test that the retrieved value is equal to the input value using </text:span><text:span text:style-name="T3">get()</text:span></text:p>
            </text:list-item>
          </text:list>
        </text:list-item>
      </text:list>
      <text:list xml:id="list482269011" text:style-name="L5">
        <text:list-item>
          <text:p text:style-name="P28"><text:span text:style-name="T5">Test that </text:span><text:span text:style-name="T3">put() </text:span><text:span text:style-name="T5">successfully adds two key/value pairs to the same location in the hash table</text:span></text:p>
          <text:list>
            <text:list-item>
              <text:p text:style-name="P28"><text:span text:style-name="T5">Test that </text:span><text:span text:style-name="T3">size()</text:span><text:span text:style-name="T5"> increases by 2</text:span></text:p>
            </text:list-item>
            <text:list-item>
              <text:p text:style-name="P18">Test that null is returned</text:p>
            </text:list-item>
            <text:list-item>
              <text:p text:style-name="P28"><text:span text:style-name="T5">Test that the retreived values equal the input values using </text:span><text:span text:style-name="T3">get()</text:span></text:p>
            </text:list-item>
          </text:list>
        </text:list-item>
      </text:list>
      <text:list xml:id="list395934964" text:style-name="L6">
        <text:list-item>
          <text:p text:style-name="P29"><text:span text:style-name="T5">Test that </text:span><text:span text:style-name="T3">put()</text:span><text:span text:style-name="T5"> replaces the value of an existing key/value pair</text:span></text:p>
          <text:list>
            <text:list-item>
              <text:p text:style-name="P29"><text:span text:style-name="T5">Test that </text:span><text:span text:style-name="T3">size()</text:span><text:span text:style-name="T5"> does not change</text:span></text:p>
            </text:list-item>
            <text:list-item>
              <text:p text:style-name="P19">Test that the old value is returned</text:p>
            </text:list-item>
            <text:list-item>
              <text:p text:style-name="P29"><text:span text:style-name="T5">Test that the retrieved value is equal to the input value using </text:span><text:span text:style-name="T3">get()</text:span></text:p>
            </text:list-item>
          </text:list>
        </text:list-item>
      </text:list>
      <text:list xml:id="list1903338951" text:style-name="L7">
        <text:list-item>
          <text:p text:style-name="P30"><text:span text:style-name="T5">Test that </text:span><text:span text:style-name="T3">get()</text:span><text:span text:style-name="T5"> throws a </text:span><text:span text:style-name="T3">NullPointerException</text:span><text:span text:style-name="T5"> if passed a key with a null value</text:span></text:p>
        </text:list-item>
        <text:list-item>
          <text:p text:style-name="P30"><text:span text:style-name="T5">Test that </text:span><text:span text:style-name="T3">get()</text:span><text:span text:style-name="T5"> throws an </text:span><text:span text:style-name="T3">IndexOutOfBoundsException</text:span><text:span text:style-name="T5"> if passed a negative table index</text:span></text:p>
        </text:list-item>
        <text:list-item>
          <text:p text:style-name="P30"><text:span text:style-name="T5">Test that </text:span><text:span text:style-name="T3">get() </text:span><text:span text:style-name="T5">throws an </text:span><text:span text:style-name="T3">IndexOutOfBoundsException</text:span><text:span text:style-name="T5"> if passed an invalid table index</text:span></text:p>
        </text:list-item>
        <text:list-item>
          <text:p text:style-name="P30"><text:span text:style-name="T5">Test that </text:span><text:span text:style-name="T3">get()</text:span><text:span text:style-name="T5"> returns null when asked to find a key/value pair not in the map</text:span></text:p>
        </text:list-item>
        <text:list-item>
          <text:p text:style-name="P30"><text:span text:style-name="T5">Test that </text:span><text:span text:style-name="T3">remove()</text:span><text:span text:style-name="T5"> throws a </text:span><text:span text:style-name="T3">NullPointerException</text:span><text:span text:style-name="T5"> if passed a key with a null value</text:span></text:p>
        </text:list-item>
        <text:list-item>
          <text:p text:style-name="P30"><text:span text:style-name="T5">Test that </text:span><text:span text:style-name="T3">remove()</text:span><text:span text:style-name="T5"> throws an </text:span><text:span text:style-name="T3">IndexOutOfBoundsException</text:span><text:span text:style-name="T5"> if passed a negative table index</text:span></text:p>
        </text:list-item>
        <text:list-item>
          <text:p text:style-name="P30"><text:span text:style-name="T5">Test that </text:span><text:span text:style-name="T3">remove() </text:span><text:span text:style-name="T5">throws an </text:span><text:span text:style-name="T3">IndexOutOfBoundsException</text:span><text:span text:style-name="T5"> if passed an invalid table index</text:span></text:p>
        </text:list-item>
        <text:list-item>
          <text:p text:style-name="P30"><text:span text:style-name="T5">Test that </text:span><text:span text:style-name="T3">remove() </text:span><text:span text:style-name="T5">correctly removes a node from a chain of length one</text:span></text:p>
          <text:list>
            <text:list-item>
              <text:p text:style-name="P30"><text:span text:style-name="T5">Test that </text:span><text:span text:style-name="T3">size()</text:span><text:span text:style-name="T5"> decreases by 1</text:span></text:p>
            </text:list-item>
            <text:list-item>
              <text:p text:style-name="P20">Test that the correct value is returned</text:p>
            </text:list-item>
            <text:list-item>
              <text:p text:style-name="P30"><text:span text:style-name="T5">Test that null is returned by </text:span><text:span text:style-name="T3">get()</text:span></text:p>
            </text:list-item>
          </text:list>
        </text:list-item>
        <text:list-item>
          <text:p text:style-name="P30"><text:span text:style-name="T5">Test that </text:span><text:span text:style-name="T3">remove()</text:span><text:span text:style-name="T5"> correctly removes two nodes from a chain of length two</text:span></text:p>
          <text:list>
            <text:list-item>
              <text:p text:style-name="P30"><text:span text:style-name="T5">Test that </text:span><text:span text:style-name="T3">size()</text:span><text:span text:style-name="T5"> decreases by 2</text:span></text:p>
            </text:list-item>
            <text:list-item>
              <text:p text:style-name="P20">Test that the correct value is returned</text:p>
            </text:list-item>
            <text:list-item>
              <text:p text:style-name="P30"><text:span text:style-name="T5">Test that null is returned by </text:span><text:span text:style-name="T3">get()</text:span></text:p>
            </text:list-item>
          </text:list>
        </text:list-item>
      </text:list>
      <text:list xml:id="list1247244058" text:style-name="L8">
        <text:list-item>
          <text:p text:style-name="P31"><text:span text:style-name="T5">Test that </text:span><text:span text:style-name="T3">remove()</text:span><text:span text:style-name="T5"> returns null when asked to remove a key/value pair not in the map</text:span></text:p>
        </text:list-item>
        <text:list-item>
          <text:p text:style-name="P31"><text:span text:style-name="T5">Test that </text:span><text:span text:style-name="T3">iterator.hasNext()</text:span><text:span text:style-name="T5"> returns false when the map is empty</text:span></text:p>
        </text:list-item>
        <text:list-item>
          <text:p text:style-name="P31"><text:span text:style-name="T5">Test that </text:span><text:span text:style-name="T3">iterator.hasNext()</text:span><text:span text:style-name="T5"> returns false when nextNode is null</text:span></text:p>
        </text:list-item>
        <text:list-item>
          <text:p text:style-name="P31"><text:span text:style-name="T5">Test that </text:span><text:span text:style-name="T3">iterator.hasNext()</text:span><text:span text:style-name="T5"> returns true when nextNode is not null</text:span></text:p>
        </text:list-item>
        <text:list-item>
          <text:p text:style-name="P22"><text:span text:style-name="T1">Test that </text:span><text:span text:style-name="T3">iterator.next()</text:span><text:span text:style-name="T1"> throws a </text:span><text:span text:style-name="T3">NoSuchElementException</text:span><text:span text:style-name="T1"> when nextNode is null</text:span></text:p>
        </text:list-item>
        <text:list-item>
          <text:p text:style-name="P22"><text:soft-page-break/><text:span text:style-name="T1">Test that </text:span><text:span text:style-name="T3">iterator.next()</text:span><text:span text:style-name="T1"> iterates through pairs in one chain</text:span></text:p>
        </text:list-item>
        <text:list-item>
          <text:p text:style-name="P22"><text:span text:style-name="T1">Test that </text:span><text:span text:style-name="T3">iterator.next()</text:span><text:span text:style-name="T1"> iterates through pairs in seperate chains</text:span></text:p>
        </text:list-item>
        <text:list-item>
          <text:p text:style-name="P22"><text:span text:style-name="T1">Test that </text:span><text:span text:style-name="T3">maxAccess()</text:span><text:span text:style-name="T1"> throws an IllegalStateException when no pairs are stored</text:span></text:p>
        </text:list-item>
        <text:list-item>
          <text:p text:style-name="P31"><text:span text:style-name="T5">Test that </text:span><text:span text:style-name="T3">maxAccess()</text:span><text:span text:style-name="T5"> returns the correct value</text:span></text:p>
        </text:list-item>
        <text:list-item>
          <text:p text:style-name="P31"><text:span text:style-name="T5">Test that </text:span><text:span text:style-name="T3">eSuccess()</text:span><text:span text:style-name="T5"> throws an IllegalStateException when no pairs are stored</text:span></text:p>
        </text:list-item>
        <text:list-item>
          <text:p text:style-name="P31"><text:span text:style-name="T5">Test that </text:span><text:span text:style-name="T3">eSuccess()</text:span><text:span text:style-name="T5"> returns the correct value</text:span></text:p>
        </text:list-item>
        <text:list-item>
          <text:p text:style-name="P31"><text:span text:style-name="T5">Test that </text:span><text:span text:style-name="T3">eFail()</text:span><text:span text:style-name="T5"> returns the correct value</text:span></text:p>
        </text:list-item>
      </text:list>
      <text:p text:style-name="P7"/>
      <text:p text:style-name="P3"><text:span text:style-name="T5">All black box tests are located in the source file </text:span><text:span text:style-name="T3">TestHashTable.java</text:span><text:span text:style-name="T5">. In order to run the tests, place the source file in the CPSC331Assignment4 package with all necessary files, then compile and run using JUnit. I did not see fit to create white box tests, as due to the structure of my code any errors would have manifested themselves is such a way that the black box tests would catch them. In order to determine what I should test for, I considered all the pre- and post-condition pairs for each function and tested for their correctness under various cases.</text:span></text:p>
      <text:p text:style-name="P7"/>
      <text:p text:style-name="P3"><text:span text:style-name="T5">Note: Since the base functionality (retrieving the value of an existing pair) of </text:span><text:span text:style-name="T3">get()</text:span><text:span text:style-name="T5"> was used in the course of testing a number of other methods, I felt it redundant to create a test for that specific precondition of the </text:span><text:span text:style-name="T3">get()</text:span><text:span text:style-name="T5"> method.</text:span></text:p>
      <text:p text:style-name="P7"/>
      <text:p text:style-name="P6">3) Performance</text:p>
      <text:p text:style-name="P6"/>
      <text:p text:style-name="P7">Running the tablePerformance class on the hash table with the alice29.txt file and table sizes of 31, 100, 200, 300, 400, 500, 600, 700, 800, 900, 961 and 1000, the following output is generated:</text:p>
      <text:p text:style-name="P7"/>
      <text:p text:style-name="P11">File Processed: alice29.txt</text:p>
      <text:p text:style-name="Preformatted_20_Text"/>
      <text:p text:style-name="Preformatted_20_Text">2672 words appear in this file.</text:p>
      <text:p text:style-name="Preformatted_20_Text"/>
      <text:p text:style-name="Preformatted_20_Text"/>
      <text:p text:style-name="Preformatted_20_Text"><text:s/>Table <text:s text:c="5"/>Maximum Cost <text:s text:c="7"/>Expected Cost <text:s text:c="7"/>Expected Cost</text:p>
      <text:p text:style-name="Preformatted_20_Text">Capacity <text:s/>Successful Search <text:s text:c="2"/>Successful Search <text:s text:c="2"/>Unsuccessful Search</text:p>
      <text:p text:style-name="Preformatted_20_Text"><text:s text:c="29"/>(Actual) <text:s/>(Theory) <text:s text:c="3"/>(Actual) <text:s/>(Theory)</text:p>
      <text:p text:style-name="Preformatted_20_Text"/>
      <text:p text:style-name="Preformatted_20_Text"><text:s text:c="4"/>31 <text:s text:c="10"/>234 <text:s text:c="9"/>58.1067 <text:s text:c="2"/>44.0806 <text:s text:c="4"/>87.1936 <text:s text:c="2"/>87.1936</text:p>
      <text:p text:style-name="Preformatted_20_Text"><text:s text:c="3"/>100 <text:s text:c="11"/>40 <text:s text:c="9"/>14.3129 <text:s text:c="2"/>14.3550 <text:s text:c="4"/>27.7200 <text:s text:c="2"/>27.7200</text:p>
      <text:p text:style-name="Preformatted_20_Text"><text:s text:c="3"/>200 <text:s text:c="11"/>27 <text:s text:c="10"/>7.6463 <text:s text:c="3"/>7.6775 <text:s text:c="4"/>14.3600 <text:s text:c="2"/>14.3600</text:p>
      <text:p text:style-name="Preformatted_20_Text"><text:s text:c="3"/>300 <text:s text:c="11"/>18 <text:s text:c="10"/>5.4143 <text:s text:c="3"/>5.4517 <text:s text:c="5"/>9.9067 <text:s text:c="3"/>9.9067</text:p>
      <text:p text:style-name="Preformatted_20_Text"><text:s text:c="3"/>400 <text:s text:c="11"/>15 <text:s text:c="10"/>4.3144 <text:s text:c="3"/>4.3388 <text:s text:c="5"/>7.6800 <text:s text:c="3"/>7.6800</text:p>
      <text:p text:style-name="Preformatted_20_Text"><text:s text:c="3"/>500 <text:s text:c="11"/>15 <text:s text:c="10"/>3.7081 <text:s text:c="3"/>3.6710 <text:s text:c="5"/>6.3440 <text:s text:c="3"/>6.3440</text:p>
      <text:p text:style-name="Preformatted_20_Text"><text:s text:c="3"/>600 <text:s text:c="11"/>12 <text:s text:c="10"/>3.2272 <text:s text:c="3"/>3.2258 <text:s text:c="5"/>5.4533 <text:s text:c="3"/>5.4533</text:p>
      <text:p text:style-name="Preformatted_20_Text"><text:s text:c="3"/>700 <text:s text:c="11"/>13 <text:s text:c="10"/>2.8671 <text:s text:c="3"/>2.9079 <text:s text:c="5"/>4.8171 <text:s text:c="3"/>4.8171</text:p>
      <text:p text:style-name="Preformatted_20_Text"><text:s text:c="3"/>800 <text:s text:c="11"/>10 <text:s text:c="10"/>2.6647 <text:s text:c="3"/>2.6694 <text:s text:c="5"/>4.3400 <text:s text:c="3"/>4.3400</text:p>
      <text:p text:style-name="Preformatted_20_Text"><text:s text:c="3"/>900 <text:s text:c="12"/>9 <text:s text:c="10"/>2.4577 <text:s text:c="3"/>2.4839 <text:s text:c="5"/>3.9689 <text:s text:c="3"/>3.9689</text:p>
      <text:p text:style-name="Preformatted_20_Text"><text:s text:c="3"/>961 <text:s text:c="11"/>73 <text:s text:c="10"/>6.8009 <text:s text:c="3"/>2.3897 <text:s text:c="5"/>3.7804 <text:s text:c="3"/>3.7804</text:p>
      <text:p text:style-name="P12"><text:s text:c="2"/>1000 <text:s text:c="11"/>11 <text:s text:c="10"/>2.3698 <text:s text:c="3"/>2.3355 <text:s text:c="5"/>3.6720 <text:s text:c="3"/>3.6720</text:p>
      <text:p text:style-name="P7">This is exactly the same as the expected output file provided on the assignment website. When tested using Jrat, the following output was generated:</text:p>
      <text:p text:style-name="P7"/>
      <text:p text:style-name="P7"/>
      <text:p text:style-name="P7"/>
      <text:p text:style-name="P7"/>
      <text:p text:style-name="P7"><text:soft-page-break/></text:p>
      <text:p text:style-name="P7"><draw:frame draw:style-name="fr1" draw:name="Object1" text:anchor-type="paragraph" svg:width="5.7047in" svg:height="2.4429in" draw:z-index="0"><draw:object xlink:href="./Object 1" xlink:type="simple" xlink:show="embed" xlink:actuate="onLoad"/><draw:image xlink:href="./ObjectReplacements/Object 1" xlink:type="simple" xlink:show="embed" xlink:actuate="onLoad"/></draw:frame></text:p>
      <text:p text:style-name="P7">That is a partial list of all the methods used; all other methods used no or negligible time. Of note is that <text:span text:style-name="T2">traverse()</text:span> uses the most time, which is expected as it is the only method linear in the length of the chain (<text:span text:style-name="T2">traverse()</text:span> is a method I wrote in my <text:span text:style-name="T2">LinkedList</text:span> class that searches through the chain for a certain key). The <text:span text:style-name="T2">getKey()</text:span> and <text:span text:style-name="T2">getNext()</text:span> methods take up a large amount of time due to the many calls from <text:span text:style-name="T2">traverse()</text:span>. All methods except <text:span text:style-name="T2">traverse()</text:span> use a constant number of steps, as should be the case.</text:p>
      <text:p text:style-name="P7"/>
      <text:p text:style-name="P7">Running the wordUsage3 class on my hash table with the scanner_test1.txt file, the following output is generated:</text:p>
      <text:p text:style-name="P7"/>
      <text:p text:style-name="P11">File Processed: scanner_test1.txt</text:p>
      <text:p text:style-name="Preformatted_20_Text"/>
      <text:p text:style-name="Preformatted_20_Text">37 words appear in this file.</text:p>
      <text:p text:style-name="Preformatted_20_Text"/>
      <text:p text:style-name="Preformatted_20_Text"/>
      <text:p text:style-name="Preformatted_20_Text"><text:s text:c="12"/>Word <text:s text:c="16"/>Occurrences</text:p>
      <text:p text:style-name="Preformatted_20_Text"/>
      <text:p text:style-name="Preformatted_20_Text"><text:s text:c="9"/>1: a <text:s text:c="29"/>1</text:p>
      <text:p text:style-name="Preformatted_20_Text"><text:s text:c="9"/>2: and <text:s text:c="27"/>1</text:p>
      <text:p text:style-name="Preformatted_20_Text"><text:s text:c="9"/>3: are <text:s text:c="27"/>1</text:p>
      <text:p text:style-name="Preformatted_20_Text"><text:s text:c="9"/>4: as <text:s text:c="28"/>1</text:p>
      <text:p text:style-name="Preformatted_20_Text"><text:s text:c="9"/>5: be <text:s text:c="28"/>3</text:p>
      <text:p text:style-name="Preformatted_20_Text"><text:s text:c="9"/>6: by <text:s text:c="28"/>1</text:p>
      <text:p text:style-name="Preformatted_20_Text"><text:s text:c="9"/>7: detected <text:s text:c="22"/>1</text:p>
      <text:p text:style-name="Preformatted_20_Text"><text:s text:c="9"/>8: do <text:s text:c="28"/>2</text:p>
      <text:p text:style-name="Preformatted_20_Text"><text:s text:c="9"/>9: hand <text:s text:c="26"/>1</text:p>
      <text:p text:style-name="Preformatted_20_Text"><text:s text:c="8"/>10: here <text:s text:c="26"/>2</text:p>
      <text:p text:style-name="Preformatted_20_Text"><text:s text:c="8"/>11: hyphenated <text:s text:c="20"/>1</text:p>
      <text:p text:style-name="Preformatted_20_Text"><text:s text:c="8"/>12: i <text:s text:c="29"/>1</text:p>
      <text:p text:style-name="Preformatted_20_Text"><text:s text:c="8"/>13: listed <text:s text:c="24"/>1</text:p>
      <text:p text:style-name="Preformatted_20_Text"><text:s text:c="8"/>14: my <text:s text:c="28"/>2</text:p>
      <text:p text:style-name="Preformatted_20_Text"><text:s text:c="8"/>15: next <text:s text:c="26"/>2</text:p>
      <text:p text:style-name="Preformatted_20_Text"><text:s text:c="8"/>16: odd <text:s text:c="27"/>1</text:p>
      <text:p text:style-name="Preformatted_20_Text"><text:s text:c="8"/>17: on <text:s text:c="28"/>1</text:p>
      <text:p text:style-name="Preformatted_20_Text"><text:s text:c="8"/>18: only <text:s text:c="26"/>1</text:p>
      <text:p text:style-name="Preformatted_20_Text"><text:s text:c="8"/>19: or <text:s text:c="28"/>1</text:p>
      <text:p text:style-name="Preformatted_20_Text"><text:s text:c="8"/>20: other <text:s text:c="25"/>1</text:p>
      <text:p text:style-name="Preformatted_20_Text"><text:s text:c="8"/>21: punctuation <text:s text:c="19"/>1</text:p>
      <text:p text:style-name="Preformatted_20_Text"><text:s text:c="8"/>22: remain <text:s text:c="24"/>1</text:p>
      <text:p text:style-name="Preformatted_20_Text"><text:s text:c="8"/>23: separately <text:s text:c="20"/>1</text:p>
      <text:p text:style-name="Preformatted_20_Text"><text:soft-page-break/><text:s text:c="8"/>24: should <text:s text:c="24"/>4</text:p>
      <text:p text:style-name="Preformatted_20_Text"><text:s text:c="8"/>25: some <text:s text:c="26"/>2</text:p>
      <text:p text:style-name="Preformatted_20_Text"><text:s text:c="8"/>26: students <text:s text:c="22"/>1</text:p>
      <text:p text:style-name="Preformatted_20_Text"><text:s text:c="8"/>27: students' <text:s text:c="21"/>5</text:p>
      <text:p text:style-name="Preformatted_20_Text"><text:s text:c="8"/>28: students'-choice <text:s text:c="14"/>1</text:p>
      <text:p text:style-name="Preformatted_20_Text"><text:s text:c="8"/>29: surrounded <text:s text:c="20"/>1</text:p>
      <text:p text:style-name="Preformatted_20_Text"><text:s text:c="8"/>30: that <text:s text:c="26"/>1</text:p>
      <text:p text:style-name="Preformatted_20_Text"><text:s text:c="8"/>31: the <text:s text:c="27"/>1</text:p>
      <text:p text:style-name="Preformatted_20_Text"><text:s text:c="8"/>32: this <text:s text:c="26"/>2</text:p>
      <text:p text:style-name="Preformatted_20_Text"><text:s text:c="8"/>33: to <text:s text:c="28"/>1</text:p>
      <text:p text:style-name="Preformatted_20_Text"><text:s text:c="8"/>34: treated <text:s text:c="23"/>1</text:p>
      <text:p text:style-name="Preformatted_20_Text"><text:s text:c="8"/>35: why <text:s text:c="27"/>1</text:p>
      <text:p text:style-name="Preformatted_20_Text"><text:s text:c="8"/>36: word <text:s text:c="26"/>1</text:p>
      <text:p text:style-name="P12"><text:s text:c="8"/>37: words <text:s text:c="25"/>1</text:p>
      <text:p text:style-name="P7">This is exactly the same as the expected output file provided on the assignment website.</text:p>
      <text:p text:style-name="P7"/>
      <text:p text:style-name="P7">When calculating the cost of a successful or unsuccessful search, we used formulas different from those we learned in the lecture. This is due to taking certain probabilities as given, so we are calculating <text:s text:c="3"/>P(A|B) instead of just 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w Helwer</meta:initial-creator>
    <meta:creation-date>2009-11-24T16:44:34</meta:creation-date>
    <dc:date>2009-11-25T19:02:11</dc:date>
    <dc:creator>Andrew Helwer</dc:creator>
    <meta:editing-duration>PT07H07M05S</meta:editing-duration>
    <meta:editing-cycles>31</meta:editing-cycles>
    <meta:generator>OpenOffice.org/3.1$Linux OpenOffice.org_project/310m19$Build-9420</meta:generator>
    <meta:document-statistic meta:table-count="0" meta:image-count="0" meta:object-count="1" meta:page-count="6" meta:paragraph-count="154" meta:word-count="1843" meta:character-count="12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3244in"/>
    </style:style>
    <style:style style:name="co2" style:family="table-column">
      <style:table-column-properties fo:break-before="auto" style:column-width="1.3984in"/>
    </style:style>
    <style:style style:name="co3" style:family="table-column">
      <style:table-column-properties fo:break-before="auto" style:column-width="0.8925in"/>
    </style:style>
    <style:style style:name="co4" style:family="table-column">
      <style:table-column-properties fo:break-before="auto" style:column-width="1.111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data-style-name="N60">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3"/>
        <table:table-column table:style-name="co4" table:default-cell-style-name="ce2"/>
        <table:table-row table:style-name="ro1">
          <table:table-cell table:style-name="ce1" office:value-type="string">
            <text:p>Class</text:p>
          </table:table-cell>
          <table:table-cell table:style-name="ce1" office:value-type="string">
            <text:p>Method</text:p>
          </table:table-cell>
          <table:table-cell table:style-name="ce1" office:value-type="string">
            <text:p>Average ms</text:p>
          </table:table-cell>
          <table:table-cell table:style-name="ce1" office:value-type="string">
            <text:p>Method Time %</text:p>
          </table:table-cell>
        </table:table-row>
        <table:table-row table:style-name="ro2">
          <table:table-cell office:value-type="string">
            <text:p>HashStructureWithChaining$LinkedList</text:p>
          </table:table-cell>
          <table:table-cell office:value-type="string">
            <text:p>traverse(Object)</text:p>
          </table:table-cell>
          <table:table-cell table:style-name="ce2" office:value-type="float" office:value="0.0207823270179668">
            <text:p>0.02</text:p>
          </table:table-cell>
          <table:table-cell office:value-type="float" office:value="39.4">
            <text:p>39.4</text:p>
          </table:table-cell>
        </table:table-row>
        <table:table-row table:style-name="ro2">
          <table:table-cell office:value-type="string">
            <text:p>HashStructureWithChaining$Node</text:p>
          </table:table-cell>
          <table:table-cell office:value-type="string">
            <text:p>getKey()</text:p>
          </table:table-cell>
          <table:table-cell office:value-type="float" office:value="0.000402605071753296">
            <text:p>4.03E-004</text:p>
          </table:table-cell>
          <table:table-cell office:value-type="float" office:value="14.5">
            <text:p>14.5</text:p>
          </table:table-cell>
        </table:table-row>
        <table:table-row table:style-name="ro2">
          <table:table-cell office:value-type="string">
            <text:p>HashStructureWithChaining$Node</text:p>
          </table:table-cell>
          <table:table-cell office:value-type="string">
            <text:p>getNext()</text:p>
          </table:table-cell>
          <table:table-cell office:value-type="float" office:value="0.000403020662854061">
            <text:p>4.03E-004</text:p>
          </table:table-cell>
          <table:table-cell office:value-type="float" office:value="13.4">
            <text:p>13.4</text:p>
          </table:table-cell>
        </table:table-row>
        <table:table-row table:style-name="ro2">
          <table:table-cell office:value-type="string">
            <text:p>HashStructureWithChaining</text:p>
          </table:table-cell>
          <table:table-cell office:value-type="string">
            <text:p>put(Object,int,Object)</text:p>
          </table:table-cell>
          <table:table-cell table:style-name="ce2" office:value-type="float" office:value="0.0273268296357678">
            <text:p>0.03</text:p>
          </table:table-cell>
          <table:table-cell office:value-type="float" office:value="8.4">
            <text:p>8.4</text:p>
          </table:table-cell>
        </table:table-row>
        <table:table-row table:style-name="ro2">
          <table:table-cell office:value-type="string">
            <text:p>HashStructureWithChaining$LinkedList</text:p>
          </table:table-cell>
          <table:table-cell office:value-type="string">
            <text:p>putNode(Object,Object)</text:p>
          </table:table-cell>
          <table:table-cell table:style-name="ce2" office:value-type="float" office:value="0.0237140130827275">
            <text:p>0.02</text:p>
          </table:table-cell>
          <table:table-cell office:value-type="float" office:value="6.9">
            <text:p>6.9</text:p>
          </table:table-cell>
        </table:table-row>
        <table:table-row table:style-name="ro2">
          <table:table-cell office:value-type="string">
            <text:p>SimpleHashTable</text:p>
          </table:table-cell>
          <table:table-cell office:value-type="string">
            <text:p>put(Object,Object)</text:p>
          </table:table-cell>
          <table:table-cell table:style-name="ce2" office:value-type="float" office:value="0.0291787512398458">
            <text:p>0.03</text:p>
          </table:table-cell>
          <table:table-cell office:value-type="float" office:value="4.8">
            <text:p>4.8</text:p>
          </table:table-cell>
        </table:table-row>
        <table:table-row table:style-name="ro2">
          <table:table-cell office:value-type="string">
            <text:p>tablePerformance</text:p>
          </table:table-cell>
          <table:table-cell office:value-type="string">
            <text:p>main(String[])</text:p>
          </table:table-cell>
          <table:table-cell table:style-name="ce2" office:value-type="float" office:value="9843">
            <text:p>9843</text:p>
          </table:table-cell>
          <table:table-cell office:value-type="float" office:value="3.5">
            <text:p>3.5</text:p>
          </table:table-cell>
        </table:table-row>
        <table:table-row table:style-name="ro2">
          <table:table-cell office:value-type="string">
            <text:p>inputSource</text:p>
          </table:table-cell>
          <table:table-cell office:value-type="string">
            <text:p>next()</text:p>
          </table:table-cell>
          <table:table-cell table:style-name="ce2" office:value-type="float" office:value="0.00734490941278391">
            <text:p>0.01</text:p>
          </table:table-cell>
          <table:table-cell office:value-type="float" office:value="1.5">
            <text:p>1.5</text:p>
          </table:table-cell>
        </table:table-row>
        <table:table-row table:style-name="ro2">
          <table:table-cell office:value-type="string">
            <text:p>HashStructureWithChaining</text:p>
          </table:table-cell>
          <table:table-cell office:value-type="string">
            <text:p>numberPositions()</text:p>
          </table:table-cell>
          <table:table-cell office:value-type="float" office:value="0.000433128695717675">
            <text:p>4.33E-004</text:p>
          </table:table-cell>
          <table:table-cell office:value-type="float" office:value="1.4">
            <text:p>1.4</text:p>
          </table:table-cell>
        </table:table-row>
        <table:table-row table:style-name="ro2">
          <table:table-cell office:value-type="string">
            <text:p>HashStructureWithChaining$Node</text:p>
          </table:table-cell>
          <table:table-cell office:value-type="string">
            <text:p>setValue(Object)</text:p>
          </table:table-cell>
          <table:table-cell office:value-type="float" office:value="0.000464184501123815">
            <text:p>4.64E-004</text:p>
          </table:table-cell>
          <table:table-cell office:value-type="float" office:value="1.4">
            <text:p>1.4</text:p>
          </table:table-cell>
        </table:table-row>
        <table:table-row table:style-name="ro2">
          <table:table-cell office:value-type="string">
            <text:p>HashStructureWithChaining$LinkedList</text:p>
          </table:table-cell>
          <table:table-cell office:value-type="string">
            <text:p>getSize()</text:p>
          </table:table-cell>
          <table:table-cell office:value-type="float" office:value="0.00037929343052371">
            <text:p>3.79E-004</text:p>
          </table:table-cell>
          <table:table-cell office:value-type="float" office:value="1.4">
            <text:p>1.4</text:p>
          </table:table-cell>
        </table:table-row>
        <table:table-row table:style-name="ro2">
          <table:table-cell office:value-type="string">
            <text:p>SimpleHashFunction</text:p>
          </table:table-cell>
          <table:table-cell office:value-type="string">
            <text:p>value(Object)</text:p>
          </table:table-cell>
          <table:table-cell office:value-type="float" office:value="0.000379800871344809">
            <text:p>3.80E-004</text:p>
          </table:table-cell>
          <table:table-cell office:value-type="float" office:value="1.2">
            <text:p>1.2</text:p>
          </table:table-cell>
        </table:table-row>
        <table:table-row table:style-name="ro2">
          <table:table-cell office:value-type="string">
            <text:p>HashStructureWithChaining$Node</text:p>
          </table:table-cell>
          <table:table-cell office:value-type="string">
            <text:p>getValue()</text:p>
          </table:table-cell>
          <table:table-cell office:value-type="float" office:value="0.000345520794069607">
            <text:p>3.46E-004</text:p>
          </table:table-cell>
          <table:table-cell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25">11/25/2009</text:date>, <text:time>16:43:11</text:time></text:p>
        </style:region-right>
      </style:header>
      <style:header-left style:display="false"/>
      <style:footer>
        <text:p>Page <text:page-number>1</text:page-number> / <text:page-count>99</text:page-count></text:p>
      </style:footer>
      <style:footer-left style:display="false"/>
    </style:master-page>
  </office:master-styles>
</office:document-styles>
</file>